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officeooo:rsid="0001a747" officeooo:paragraph-rsid="0001a747" style:font-size-asian="12.25pt" style:font-weight-asian="bold" style:font-size-complex="14pt" style:font-weight-complex="bold"/>
    </style:style>
    <style:style style:name="P2" style:family="paragraph" style:parent-style-name="Standard">
      <style:text-properties fo:font-size="14pt" fo:font-weight="bold" officeooo:rsid="00025170" officeooo:paragraph-rsid="00025170" style:font-size-asian="12.25pt" style:font-weight-asian="bold" style:font-size-complex="14pt" style:font-weight-complex="bold"/>
    </style:style>
    <style:style style:name="P3" style:family="paragraph" style:parent-style-name="Standard">
      <style:text-properties fo:font-size="14pt" fo:font-weight="normal" officeooo:rsid="0001a747" officeooo:paragraph-rsid="0001a747" style:font-size-asian="12.25pt" style:font-weight-asian="normal" style:font-size-complex="14pt" style:font-weight-complex="normal"/>
    </style:style>
    <style:style style:name="P4" style:family="paragraph" style:parent-style-name="Standard">
      <style:text-properties fo:font-size="14pt" fo:font-weight="normal" officeooo:rsid="00025170" officeooo:paragraph-rsid="00025170" style:font-size-asian="12.25pt" style:font-weight-asian="normal" style:font-size-complex="14pt" style:font-weight-complex="normal"/>
    </style:style>
    <style:style style:name="P5" style:family="paragraph" style:parent-style-name="Standard">
      <style:text-properties fo:font-size="14pt" fo:font-weight="normal" officeooo:rsid="0003a91b" officeooo:paragraph-rsid="0003a91b" style:font-size-asian="12.25pt" style:font-weight-asian="normal" style:font-size-complex="14pt"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025170" style:font-style-asian="normal" style:font-style-complex="normal"/>
    </style:style>
    <style:style style:name="T4" style:family="text">
      <style:text-properties fo:font-style="normal" officeooo:rsid="0003a91b"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a service like TinyURL</text:p>
      <text:p text:style-name="P1"/>
      <text:p text:style-name="P3">Starting statement: To design a service like TinyURL would take a large scale of effort with regards of an optimized system, load balancing every request in order to ensure maximum throughput for users.</text:p>
      <text:p text:style-name="P3"/>
      <text:p text:style-name="P1">Generating unique ID for each URL?</text:p>
      <text:p text:style-name="P3">Going about this approach of generating an unique ID would be quite cumbersome if we focused on generating every url to be unique. Services like TinyURL tend to reuse the same URL when pointed towards the same domain.</text:p>
      <text:p text:style-name="P3">Ex: <text:a xlink:type="simple" xlink:href="http://www.youtube.com/" text:style-name="Internet_20_link" text:visited-style-name="Visited_20_Internet_20_Link">www.youtube.com</text:a> → tinyurk.com/6gvvov would yield that same url everytime youtube was placed into the query.</text:p>
      <text:p text:style-name="P3"/>
      <text:p text:style-name="P3">So how do we generate a URL? My suggestion is to take that URL and encrypt it using either MD5 or a longer hash in order to reduce the bits down far enough that we can recompile the hash based on it’s intrinsic properties.</text:p>
      <text:p text:style-name="P3"/>
      <text:p text:style-name="P3">All this meaning that we would take <text:a xlink:type="simple" xlink:href="http://www.youtube.com/" text:style-name="Internet_20_link" text:visited-style-name="Visited_20_Internet_20_Link"><text:span text:style-name="T1">www.youtube.com</text:span></text:a><text:span text:style-name="T1"> </text:span><text:span text:style-name="T2">and convert it into a hash using MD5 encryption to yield </text:span><text:span text:style-name="T1">ab3291c6103205c14f6e56b11b2fcd46. </text:span><text:span text:style-name="T2">I would then start to eliminate each trailing bit of 32 bits and reduce to possible around 24-28 bits to reduce facing any high loss of precision in reversing the process.</text:span></text:p>
      <text:p text:style-name="P3"><text:span text:style-name="T2">Lastly I would take the remaining bits and partition them in such a way to convert them into there respective alphanumeric letters.</text:span></text:p>
      <text:p text:style-name="P3"><text:span text:style-name="T2"/></text:p>
      <text:p text:style-name="P1"><text:span text:style-name="T2">Generating multiple ID instantaneously </text:span></text:p>
      <text:p text:style-name="P3"><text:span text:style-name="T2">This next problem stems from generating large quantities of ID’s at once. A traditional and singular approach is to place all requests within a QUEUE to ensure almost no collision occurring within the system. We could then suggest a Divide-And-Conquer approach to this proposed solution. Since our algorithm in theory generates the same URL when presented with the same base URL, we can further hypothesize that a we would need to deem the cost of time between Generating a URL or Looking up our URL within our database. </text:span><text:span text:style-name="T3">A proposed data structure to handle our data inquiries would be a Hash Table to contain our records. The Hash Table would be able to withdraw all queries and the respective URL in O(1) time. If we wanted to improve efficiency further, coordinating routing services on each server to handle requests would provide lower computing power per server to handle and issue the requests at hand.</text:span></text:p>
      <text:p text:style-name="P3"><text:span text:style-name="T3"/></text:p>
      <text:p text:style-name="P2"><text:span text:style-name="T2">Handling Redirects</text:span></text:p>
      <text:p text:style-name="P4"><text:span text:style-name="T2">The main resource of this service is to handle redirects from our generated url to the respective key it matches to. As proposed above, a Hash Table containing all the k,v pairings of (Base, Generated) would be used to query these results. Though the main issue would be to gather the key corresponding to the value queried. Focusing on </text:span><text:soft-page-break/><text:span text:style-name="T2">reducing the time complexity of the proposed search from O(n) time which could be astronomical, a Circular Hash Table could then be reissued. </text:span></text:p>
      <text:p text:style-name="P4"><text:span text:style-name="T2">First we would decrypt the clicked URL by our decryption algorithm (Just reversing our encryption) by first converting the alphanumerics into the segmented hash. Next we would take the hash and compute the trail endings of the hash. After which the hash would then correspond to a specific subsection of our Circular Hash Table that indicates a subregion of where it would lay. By searching this subsection, we reduce our time complexity from O(n) to O(log(n)). </text:span></text:p>
      <text:p text:style-name="P4"><text:span text:style-name="T2">Next once the </text:span><text:span text:style-name="T4">value is found, that corresponding key would be our redirected url.</text:span></text:p>
      <text:p text:style-name="P4"><text:span text:style-name="T4"/></text:p>
      <text:p text:style-name="P5"><text:span text:style-name="T2">Later on we want to manage click stats, we could look at this as having a k, v pairing where v is the {hash, clicks}. Once the v is found, increment by 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1:54:13.201609582</meta:creation-date>
    <dc:date>2019-03-07T12:17:59.301389735</dc:date>
    <meta:editing-duration>PT1M55S</meta:editing-duration>
    <meta:editing-cycles>1</meta:editing-cycles>
    <meta:document-statistic meta:table-count="0" meta:image-count="0" meta:object-count="0" meta:page-count="2" meta:paragraph-count="15" meta:word-count="580" meta:character-count="3403" meta:non-whitespace-character-count="2835"/>
    <meta:generator>LibreOffice/5.2.7.2$Linux_X86_64 LibreOffice_project/20m0$Build-2</meta:generator>
  </office:meta>
</office:document-meta>
</file>